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81cm"/>
    </style:style>
    <style:style style:name="co2" style:family="table-column">
      <style:table-column-properties fo:break-before="auto" style:column-width="3.076cm"/>
    </style:style>
    <style:style style:name="co3" style:family="table-column">
      <style:table-column-properties fo:break-before="auto" style:column-width="1.7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66cm" fo:break-before="auto" style:use-optimal-row-height="false"/>
    </style:style>
    <style:style style:name="ta1" style:family="table" style:master-page-name="PageStyle_5f_Amendes_20_par_20_bibliothèqu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bea0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fo:background-color="#ffff90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diagonal-bl-tr="none" style:diagonal-tl-br="none" fo:background-color="transparent" fo:border="0.06pt solid #000000" fo:padding="0.071cm" style:rotation-align="none"/>
    </style:style>
    <style:style style:name="ce5" style:family="table-cell" style:parent-style-name="Default">
      <style:table-cell-properties style:cell-protect="protected" style:print-content="true"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cell-protect="protected" style:print-content="true" fo:background-color="transparent" fo:padding="0.071cm"/>
    </style:style>
    <style:style style:name="ce7" style:family="table-cell" style:parent-style-name="Default" style:data-style-name="N2">
      <style:table-cell-properties style:cell-protect="protected" style:print-content="true" style:diagonal-bl-tr="none" style:diagonal-tl-br="none" fo:background-color="transparent" fo:border="0.06pt solid #000000" fo:padding="0.071cm" style:rotation-align="none"/>
    </style:style>
    <style:style style:name="ce8" style:family="table-cell" style:parent-style-name="Default" style:data-style-name="N2">
      <style:table-cell-properties style:cell-protect="protected" style:print-content="true"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6pt solid #000000" fo:background-color="#ccffcc" style:cell-protect="protected" style:print-content="true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Normal_5f_Amendes_20_par_20_bibliothèque" style:data-style-name="N2">
      <style:table-cell-properties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cell-protect="protected" style:print-content="true" style:diagonal-bl-tr="none" style:diagonal-tl-br="none" fo:background-color="transparent" fo:border="0.06pt solid #000000" fo:padding="0.071cm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6pt solid #000000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6pt solid #000000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mendes par bibliothèque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3" table:number-columns-repeated="252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Montant des amendes impayées par bibliothèque</text:p>
            <text:p><text:s/>du 27 juin 2007 au 20 novembre 2014</text:p>
          </table:table-cell>
          <table:covered-table-cell table:style-name="ce2"/>
          <table:table-cell table:style-name="ce9" office:value-type="string" calcext:value-type="string" table:number-columns-spanned="3" table:number-rows-spanned="2">
            <text:p>Montant des amendes payées par bibliothèque au 2014-11-19</text:p>
          </table:table-cell>
          <table:covered-table-cell table:style-name="ce14"/>
          <table:covered-table-cell table:style-name="ce16"/>
          <table:table-cell table:number-columns-repeated="1019"/>
        </table:table-row>
        <table:table-row table:style-name="ro1">
          <table:covered-table-cell table:number-columns-repeated="2" table:style-name="ce2"/>
          <table:covered-table-cell table:style-name="ce10"/>
          <table:covered-table-cell table:style-name="ce15"/>
          <table:covered-table-cell table:style-name="ce17"/>
          <table:table-cell table:number-columns-repeated="1019"/>
        </table:table-row>
        <table:table-row table:style-name="ro2">
          <table:table-cell table:style-name="ce3" office:value-type="string" calcext:value-type="string">
            <text:p>Bibliothèque</text:p>
          </table:table-cell>
          <table:table-cell table:style-name="ce3" office:value-type="string" calcext:value-type="string">
            <text:p>Montant</text:p>
          </table:table-cell>
          <table:table-cell table:style-name="ce11" office:value-type="float" office:value="2012" calcext:value-type="float">
            <text:p>2012</text:p>
          </table:table-cell>
          <table:table-cell table:style-name="ce11" office:value-type="float" office:value="2013" calcext:value-type="float">
            <text:p>2013</text:p>
          </table:table-cell>
          <table:table-cell table:style-name="ce11" office:value-type="float" office:value="2014" calcext:value-type="float">
            <text:p>201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'Ahuntsic</text:p>
          </table:table-cell>
          <table:table-cell table:style-name="ce4" office:value-type="float" office:value="39348.22" calcext:value-type="float">
            <text:p>39348,22</text:p>
          </table:table-cell>
          <table:table-cell table:style-name="ce12" office:value-type="float" office:value="46881.16" calcext:value-type="float">
            <text:p>46881,16</text:p>
          </table:table-cell>
          <table:table-cell table:style-name="ce12" office:value-type="float" office:value="43360.24" calcext:value-type="float">
            <text:p>43360,24</text:p>
          </table:table-cell>
          <table:table-cell table:style-name="ce12" office:value-type="float" office:value="37617.81" calcext:value-type="float">
            <text:p>37617,8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Cartierville</text:p>
          </table:table-cell>
          <table:table-cell table:style-name="ce4" office:value-type="float" office:value="20626.28" calcext:value-type="float">
            <text:p>20626,28</text:p>
          </table:table-cell>
          <table:table-cell table:style-name="ce12" office:value-type="float" office:value="16255.99" calcext:value-type="float">
            <text:p>16255,99</text:p>
          </table:table-cell>
          <table:table-cell table:style-name="ce12" office:value-type="float" office:value="14349.39" calcext:value-type="float">
            <text:p>14349,39</text:p>
          </table:table-cell>
          <table:table-cell table:style-name="ce12" office:value-type="float" office:value="11648.39" calcext:value-type="float">
            <text:p>11648,3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Salaberry</text:p>
          </table:table-cell>
          <table:table-cell table:style-name="ce4" office:value-type="float" office:value="2897.92" calcext:value-type="float">
            <text:p>2897,92</text:p>
          </table:table-cell>
          <table:table-cell table:style-name="ce12" office:value-type="float" office:value="4745.05" calcext:value-type="float">
            <text:p>4745,05</text:p>
          </table:table-cell>
          <table:table-cell table:style-name="ce12" office:value-type="float" office:value="5532.53" calcext:value-type="float">
            <text:p>5532,53</text:p>
          </table:table-cell>
          <table:table-cell table:style-name="ce12" office:value-type="float" office:value="4274.63" calcext:value-type="float">
            <text:p>4274,6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Saul-Bellow</text:p>
          </table:table-cell>
          <table:table-cell table:style-name="ce4" office:value-type="float" office:value="8508.12" calcext:value-type="float">
            <text:p>8508,12</text:p>
          </table:table-cell>
          <table:table-cell table:style-name="ce12" office:value-type="float" office:value="17027.47" calcext:value-type="float">
            <text:p>17027,47</text:p>
          </table:table-cell>
          <table:table-cell table:style-name="ce12" office:value-type="float" office:value="12923.14" calcext:value-type="float">
            <text:p>12923,14</text:p>
          </table:table-cell>
          <table:table-cell table:style-name="ce12" office:value-type="float" office:value="11714.71" calcext:value-type="float">
            <text:p>11714,7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Saint-Pierre</text:p>
          </table:table-cell>
          <table:table-cell table:style-name="ce4" office:value-type="float" office:value="4536.5" calcext:value-type="float">
            <text:p>4536,5</text:p>
          </table:table-cell>
          <table:table-cell table:style-name="ce12" office:value-type="float" office:value="2336.49" calcext:value-type="float">
            <text:p>2336,49</text:p>
          </table:table-cell>
          <table:table-cell table:style-name="ce12" office:value-type="float" office:value="2747.25" calcext:value-type="float">
            <text:p>2747,25</text:p>
          </table:table-cell>
          <table:table-cell table:style-name="ce12" office:value-type="float" office:value="2551.1" calcext:value-type="float">
            <text:p>2551,1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Benny</text:p>
          </table:table-cell>
          <table:table-cell table:style-name="ce4" office:value-type="float" office:value="13425.15" calcext:value-type="float">
            <text:p>13425,15</text:p>
          </table:table-cell>
          <table:table-cell table:style-name="ce12" office:value-type="float" office:value="16752.25" calcext:value-type="float">
            <text:p>16752,25</text:p>
          </table:table-cell>
          <table:table-cell table:style-name="ce12" office:value-type="float" office:value="14563.38" calcext:value-type="float">
            <text:p>14563,38</text:p>
          </table:table-cell>
          <table:table-cell table:style-name="ce12" office:value-type="float" office:value="12029.09" calcext:value-type="float">
            <text:p>12029,0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Côte-des-Neiges</text:p>
          </table:table-cell>
          <table:table-cell table:style-name="ce4" office:value-type="float" office:value="17087.18" calcext:value-type="float">
            <text:p>17087,18</text:p>
          </table:table-cell>
          <table:table-cell table:style-name="ce12" office:value-type="float" office:value="29692.21" calcext:value-type="float">
            <text:p>29692,21</text:p>
          </table:table-cell>
          <table:table-cell table:style-name="ce12" office:value-type="float" office:value="24858.82" calcext:value-type="float">
            <text:p>24858,82</text:p>
          </table:table-cell>
          <table:table-cell table:style-name="ce12" office:value-type="float" office:value="21620.76" calcext:value-type="float">
            <text:p>21620,7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interculturelle</text:p>
          </table:table-cell>
          <table:table-cell table:style-name="ce4" office:value-type="float" office:value="22729.05" calcext:value-type="float">
            <text:p>22729,05</text:p>
          </table:table-cell>
          <table:table-cell table:style-name="ce12" office:value-type="float" office:value="17463.45" calcext:value-type="float">
            <text:p>17463,45</text:p>
          </table:table-cell>
          <table:table-cell table:style-name="ce12" office:value-type="float" office:value="16071.15" calcext:value-type="float">
            <text:p>16071,15</text:p>
          </table:table-cell>
          <table:table-cell table:style-name="ce12" office:value-type="float" office:value="11398.25" calcext:value-type="float">
            <text:p>11398,2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Notre-Dame-de-Grâce</text:p>
          </table:table-cell>
          <table:table-cell table:style-name="ce4" office:value-type="float" office:value="11550.86" calcext:value-type="float">
            <text:p>11550,86</text:p>
          </table:table-cell>
          <table:table-cell table:style-name="ce12" office:value-type="float" office:value="16874.51" calcext:value-type="float">
            <text:p>16874,51</text:p>
          </table:table-cell>
          <table:table-cell table:style-name="ce12" office:value-type="float" office:value="15311.11" calcext:value-type="float">
            <text:p>15311,11</text:p>
          </table:table-cell>
          <table:table-cell table:style-name="ce12" office:value-type="float" office:value="11737.53" calcext:value-type="float">
            <text:p>11737,5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Père-Ambroise</text:p>
          </table:table-cell>
          <table:table-cell table:style-name="ce4" office:value-type="float" office:value="8198.19" calcext:value-type="float">
            <text:p>8198,19</text:p>
          </table:table-cell>
          <table:table-cell table:style-name="ce12" office:value-type="float" office:value="8506.75" calcext:value-type="float">
            <text:p>8506,75</text:p>
          </table:table-cell>
          <table:table-cell table:style-name="ce12" office:value-type="float" office:value="8121.75" calcext:value-type="float">
            <text:p>8121,75</text:p>
          </table:table-cell>
          <table:table-cell table:style-name="ce12" office:value-type="float" office:value="6983.8" calcext:value-type="float">
            <text:p>6983,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Frontenac</text:p>
          </table:table-cell>
          <table:table-cell table:style-name="ce4" office:value-type="float" office:value="10832.12" calcext:value-type="float">
            <text:p>10832,12</text:p>
          </table:table-cell>
          <table:table-cell table:style-name="ce12" office:value-type="float" office:value="18197.09" calcext:value-type="float">
            <text:p>18197,09</text:p>
          </table:table-cell>
          <table:table-cell table:style-name="ce12" office:value-type="float" office:value="16212.36" calcext:value-type="float">
            <text:p>16212,36</text:p>
          </table:table-cell>
          <table:table-cell table:style-name="ce12" office:value-type="float" office:value="14143.24" calcext:value-type="float">
            <text:p>14143,2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Georges-Vanier</text:p>
          </table:table-cell>
          <table:table-cell table:style-name="ce4" office:value-type="float" office:value="7461.2" calcext:value-type="float">
            <text:p>7461,2</text:p>
          </table:table-cell>
          <table:table-cell table:style-name="ce12" office:value-type="float" office:value="7529" calcext:value-type="float">
            <text:p>7529,00</text:p>
          </table:table-cell>
          <table:table-cell table:style-name="ce12" office:value-type="float" office:value="6596.95" calcext:value-type="float">
            <text:p>6596,95</text:p>
          </table:table-cell>
          <table:table-cell table:style-name="ce12" office:value-type="float" office:value="6557.53" calcext:value-type="float">
            <text:p>6557,5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Marie-Uguay </text:p>
          </table:table-cell>
          <table:table-cell table:style-name="ce4" office:value-type="float" office:value="15876.77" calcext:value-type="float">
            <text:p>15876,77</text:p>
          </table:table-cell>
          <table:table-cell table:style-name="ce12" office:value-type="float" office:value="10156.85" calcext:value-type="float">
            <text:p>10156,85</text:p>
          </table:table-cell>
          <table:table-cell table:style-name="ce12" office:value-type="float" office:value="9093.89" calcext:value-type="float">
            <text:p>9093,89</text:p>
          </table:table-cell>
          <table:table-cell table:style-name="ce12" office:value-type="float" office:value="8885.8" calcext:value-type="float">
            <text:p>8885,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Saint-Henri</text:p>
          </table:table-cell>
          <table:table-cell table:style-name="ce4" office:value-type="float" office:value="9744.07" calcext:value-type="float">
            <text:p>9744,07</text:p>
          </table:table-cell>
          <table:table-cell table:style-name="ce12" office:value-type="float" office:value="9816.97" calcext:value-type="float">
            <text:p>9816,97</text:p>
          </table:table-cell>
          <table:table-cell table:style-name="ce12" office:value-type="float" office:value="9034.65" calcext:value-type="float">
            <text:p>9034,65</text:p>
          </table:table-cell>
          <table:table-cell table:style-name="ce12" office:value-type="float" office:value="8049.49" calcext:value-type="float">
            <text:p>8049,4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Saint-Charles</text:p>
          </table:table-cell>
          <table:table-cell table:style-name="ce4" office:value-type="float" office:value="10914.98" calcext:value-type="float">
            <text:p>10914,98</text:p>
          </table:table-cell>
          <table:table-cell table:style-name="ce12" office:value-type="float" office:value="9599.59" calcext:value-type="float">
            <text:p>9599,59</text:p>
          </table:table-cell>
          <table:table-cell table:style-name="ce12" office:value-type="float" office:value="8318.05" calcext:value-type="float">
            <text:p>8318,05</text:p>
          </table:table-cell>
          <table:table-cell table:style-name="ce12" office:value-type="float" office:value="6826.9" calcext:value-type="float">
            <text:p>6826,9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'Hochelaga</text:p>
          </table:table-cell>
          <table:table-cell table:style-name="ce7" office:value-type="float" office:value="2191.03" calcext:value-type="float">
            <text:p>2191,03</text:p>
          </table:table-cell>
          <table:table-cell table:style-name="ce12" office:value-type="float" office:value="5187.17" calcext:value-type="float">
            <text:p>5187,17</text:p>
          </table:table-cell>
          <table:table-cell table:style-name="ce12" office:value-type="float" office:value="4949.57" calcext:value-type="float">
            <text:p>4949,57</text:p>
          </table:table-cell>
          <table:table-cell table:style-name="ce12" office:value-type="float" office:value="4740.08" calcext:value-type="float">
            <text:p>4740,0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Langelier</text:p>
          </table:table-cell>
          <table:table-cell table:style-name="ce7" office:value-type="float" office:value="19981.17" calcext:value-type="float">
            <text:p>19981,17</text:p>
          </table:table-cell>
          <table:table-cell table:style-name="ce12" office:value-type="float" office:value="22344.87" calcext:value-type="float">
            <text:p>22344,87</text:p>
          </table:table-cell>
          <table:table-cell table:style-name="ce12" office:value-type="float" office:value="22665.23" calcext:value-type="float">
            <text:p>22665,23</text:p>
          </table:table-cell>
          <table:table-cell table:style-name="ce12" office:value-type="float" office:value="19370.7" calcext:value-type="float">
            <text:p>19370,7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Mercier </text:p>
          </table:table-cell>
          <table:table-cell table:style-name="ce7" office:value-type="float" office:value="28550.6" calcext:value-type="float">
            <text:p>28550,60</text:p>
          </table:table-cell>
          <table:table-cell table:style-name="ce12" office:value-type="float" office:value="18849.57" calcext:value-type="float">
            <text:p>18849,57</text:p>
          </table:table-cell>
          <table:table-cell table:style-name="ce12" office:value-type="float" office:value="18137.49" calcext:value-type="float">
            <text:p>18137,49</text:p>
          </table:table-cell>
          <table:table-cell table:style-name="ce12" office:value-type="float" office:value="15380.84" calcext:value-type="float">
            <text:p>15380,8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Maisonneuve</text:p>
          </table:table-cell>
          <table:table-cell table:style-name="ce7" office:value-type="float" office:value="34936.09" calcext:value-type="float">
            <text:p>34936,09</text:p>
          </table:table-cell>
          <table:table-cell table:style-name="ce12" office:value-type="float" office:value="19232.04" calcext:value-type="float">
            <text:p>19232,04</text:p>
          </table:table-cell>
          <table:table-cell table:style-name="ce12" office:value-type="float" office:value="19277.31" calcext:value-type="float">
            <text:p>19277,31</text:p>
          </table:table-cell>
          <table:table-cell table:style-name="ce12" office:value-type="float" office:value="17785.85" calcext:value-type="float">
            <text:p>17785,8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L’Île-Bizard</text:p>
          </table:table-cell>
          <table:table-cell table:style-name="ce7" office:value-type="float" office:value="4651.23" calcext:value-type="float">
            <text:p>4651,23</text:p>
          </table:table-cell>
          <table:table-cell table:style-name="ce12" office:value-type="float" office:value="7380.85" calcext:value-type="float">
            <text:p>7380,85</text:p>
          </table:table-cell>
          <table:table-cell table:style-name="ce12" office:value-type="float" office:value="5656.79" calcext:value-type="float">
            <text:p>5656,79</text:p>
          </table:table-cell>
          <table:table-cell table:style-name="ce12" office:value-type="float" office:value="5115.95" calcext:value-type="float">
            <text:p>5115,9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Jean-Corbeil</text:p>
          </table:table-cell>
          <table:table-cell table:style-name="ce7" office:value-type="float" office:value="16877.32" calcext:value-type="float">
            <text:p>16877,32</text:p>
          </table:table-cell>
          <table:table-cell table:style-name="ce12" office:value-type="float" office:value="18570.84" calcext:value-type="float">
            <text:p>18570,84</text:p>
          </table:table-cell>
          <table:table-cell table:style-name="ce12" office:value-type="float" office:value="18147.9" calcext:value-type="float">
            <text:p>18147,90</text:p>
          </table:table-cell>
          <table:table-cell table:style-name="ce12" office:value-type="float" office:value="16140.82" calcext:value-type="float">
            <text:p>16140,8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u Haut-Anjou</text:p>
          </table:table-cell>
          <table:table-cell table:style-name="ce7" office:value-type="float" office:value="3861.64" calcext:value-type="float">
            <text:p>3861,64</text:p>
          </table:table-cell>
          <table:table-cell table:style-name="ce12" office:value-type="float" office:value="3535.44" calcext:value-type="float">
            <text:p>3535,44</text:p>
          </table:table-cell>
          <table:table-cell table:style-name="ce12" office:value-type="float" office:value="3652.7" calcext:value-type="float">
            <text:p>3652,70</text:p>
          </table:table-cell>
          <table:table-cell table:style-name="ce12" office:value-type="float" office:value="3228.2" calcext:value-type="float">
            <text:p>3228,2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L’Octogone</text:p>
          </table:table-cell>
          <table:table-cell table:style-name="ce7" office:value-type="float" office:value="24889.68" calcext:value-type="float">
            <text:p>24889,68</text:p>
          </table:table-cell>
          <table:table-cell table:style-name="ce12" office:value-type="float" office:value="56867.37" calcext:value-type="float">
            <text:p>56867,37</text:p>
          </table:table-cell>
          <table:table-cell table:style-name="ce12" office:value-type="float" office:value="56233.81" calcext:value-type="float">
            <text:p>56233,81</text:p>
          </table:table-cell>
          <table:table-cell table:style-name="ce12" office:value-type="float" office:value="50433.69" calcext:value-type="float">
            <text:p>50433,6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Henri-Bourassa</text:p>
          </table:table-cell>
          <table:table-cell table:style-name="ce7" office:value-type="float" office:value="10022.18" calcext:value-type="float">
            <text:p>10022,18</text:p>
          </table:table-cell>
          <table:table-cell table:style-name="ce12" office:value-type="float" office:value="17995.44" calcext:value-type="float">
            <text:p>17995,44</text:p>
          </table:table-cell>
          <table:table-cell table:style-name="ce12" office:value-type="float" office:value="15664.87" calcext:value-type="float">
            <text:p>15664,87</text:p>
          </table:table-cell>
          <table:table-cell table:style-name="ce12" office:value-type="float" office:value="14118.75" calcext:value-type="float">
            <text:p>14118,7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Belleville</text:p>
          </table:table-cell>
          <table:table-cell table:style-name="ce7" office:value-type="float" office:value="8069.88" calcext:value-type="float">
            <text:p>8069,88</text:p>
          </table:table-cell>
          <table:table-cell table:style-name="ce12" office:value-type="float" office:value="5078.46" calcext:value-type="float">
            <text:p>5078,46</text:p>
          </table:table-cell>
          <table:table-cell table:style-name="ce12" office:value-type="float" office:value="5010.23" calcext:value-type="float">
            <text:p>5010,23</text:p>
          </table:table-cell>
          <table:table-cell table:style-name="ce12" office:value-type="float" office:value="4481" calcext:value-type="float">
            <text:p>4481,0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Charleroi</text:p>
          </table:table-cell>
          <table:table-cell table:style-name="ce7" office:value-type="float" office:value="6596.73" calcext:value-type="float">
            <text:p>6596,73</text:p>
          </table:table-cell>
          <table:table-cell table:style-name="ce12" office:value-type="float" office:value="5498.14" calcext:value-type="float">
            <text:p>5498,14</text:p>
          </table:table-cell>
          <table:table-cell table:style-name="ce12" office:value-type="float" office:value="6320.76" calcext:value-type="float">
            <text:p>6320,76</text:p>
          </table:table-cell>
          <table:table-cell table:style-name="ce12" office:value-type="float" office:value="6344.8" calcext:value-type="float">
            <text:p>6344,8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la Maison culturelle et communautaire</text:p>
          </table:table-cell>
          <table:table-cell table:style-name="ce7" office:value-type="float" office:value="11752.11" calcext:value-type="float">
            <text:p>11752,11</text:p>
          </table:table-cell>
          <table:table-cell table:style-name="ce12" office:value-type="float" office:value="13070.28" calcext:value-type="float">
            <text:p>13070,28</text:p>
          </table:table-cell>
          <table:table-cell table:style-name="ce12" office:value-type="float" office:value="13163.62" calcext:value-type="float">
            <text:p>13163,62</text:p>
          </table:table-cell>
          <table:table-cell table:style-name="ce12" office:value-type="float" office:value="11682.73" calcext:value-type="float">
            <text:p>11682,7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Saint-Léonard</text:p>
          </table:table-cell>
          <table:table-cell table:style-name="ce7" office:value-type="float" office:value="20002.44" calcext:value-type="float">
            <text:p>20002,44</text:p>
          </table:table-cell>
          <table:table-cell table:style-name="ce12" office:value-type="float" office:value="28147.34" calcext:value-type="float">
            <text:p>28147,34</text:p>
          </table:table-cell>
          <table:table-cell table:style-name="ce12" office:value-type="float" office:value="28789.47" calcext:value-type="float">
            <text:p>28789,47</text:p>
          </table:table-cell>
          <table:table-cell table:style-name="ce12" office:value-type="float" office:value="26937.52" calcext:value-type="float">
            <text:p>26937,5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Robert-Bourassa</text:p>
          </table:table-cell>
          <table:table-cell table:style-name="ce7" office:value-type="float" office:value="9974.6" calcext:value-type="float">
            <text:p>9974,60</text:p>
          </table:table-cell>
          <table:table-cell table:style-name="ce12" office:value-type="float" office:value="15873.03" calcext:value-type="float">
            <text:p>15873,03</text:p>
          </table:table-cell>
          <table:table-cell table:style-name="ce12" office:value-type="float" office:value="14827.59" calcext:value-type="float">
            <text:p>14827,59</text:p>
          </table:table-cell>
          <table:table-cell table:style-name="ce12" office:value-type="float" office:value="12104.55" calcext:value-type="float">
            <text:p>12104,5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Pierrefonds</text:p>
          </table:table-cell>
          <table:table-cell table:style-name="ce7" office:value-type="float" office:value="13880.24" calcext:value-type="float">
            <text:p>13880,24</text:p>
          </table:table-cell>
          <table:table-cell table:style-name="ce12" office:value-type="float" office:value="34057.66" calcext:value-type="float">
            <text:p>34057,66</text:p>
          </table:table-cell>
          <table:table-cell table:style-name="ce12" office:value-type="float" office:value="30147.9" calcext:value-type="float">
            <text:p>30147,90</text:p>
          </table:table-cell>
          <table:table-cell table:style-name="ce12" office:value-type="float" office:value="25834.55" calcext:value-type="float">
            <text:p>25834,5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Roxboro</text:p>
          </table:table-cell>
          <table:table-cell table:style-name="ce7" office:value-type="float" office:value="7737.58" calcext:value-type="float">
            <text:p>7737,58</text:p>
          </table:table-cell>
          <table:table-cell table:style-name="ce12" office:value-type="float" office:value="5481.85" calcext:value-type="float">
            <text:p>5481,85</text:p>
          </table:table-cell>
          <table:table-cell table:style-name="ce12" office:value-type="float" office:value="3130.1" calcext:value-type="float">
            <text:p>3130,10</text:p>
          </table:table-cell>
          <table:table-cell table:style-name="ce12" office:value-type="float" office:value="3907.3" calcext:value-type="float">
            <text:p>3907,3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La Petite-Patrie</text:p>
          </table:table-cell>
          <table:table-cell table:style-name="ce7" office:value-type="float" office:value="15056.46" calcext:value-type="float">
            <text:p>15056,46</text:p>
          </table:table-cell>
          <table:table-cell table:style-name="ce12" office:value-type="float" office:value="20398.41" calcext:value-type="float">
            <text:p>20398,41</text:p>
          </table:table-cell>
          <table:table-cell table:style-name="ce12" office:value-type="float" office:value="20570.91" calcext:value-type="float">
            <text:p>20570,91</text:p>
          </table:table-cell>
          <table:table-cell table:style-name="ce12" office:value-type="float" office:value="16068.11" calcext:value-type="float">
            <text:p>16068,11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Rosemont</text:p>
          </table:table-cell>
          <table:table-cell table:style-name="ce7" office:value-type="float" office:value="39420.49" calcext:value-type="float">
            <text:p>39420,49</text:p>
          </table:table-cell>
          <table:table-cell table:style-name="ce12" office:value-type="float" office:value="30915.82" calcext:value-type="float">
            <text:p>30915,82</text:p>
          </table:table-cell>
          <table:table-cell table:style-name="ce12" office:value-type="float" office:value="29294.46" calcext:value-type="float">
            <text:p>29294,46</text:p>
          </table:table-cell>
          <table:table-cell table:style-name="ce12" office:value-type="float" office:value="24222.53" calcext:value-type="float">
            <text:p>24222,5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Marc-Favreau</text:p>
          </table:table-cell>
          <table:table-cell table:style-name="ce7" office:value-type="float" office:value="15197.06" calcext:value-type="float">
            <text:p>15197,06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1423.65" calcext:value-type="float">
            <text:p>1423,65</text:p>
          </table:table-cell>
          <table:table-cell table:style-name="ce12" office:value-type="float" office:value="33737.92" calcext:value-type="float">
            <text:p>33737,9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u Vieux-Saint-Laurent</text:p>
          </table:table-cell>
          <table:table-cell table:style-name="ce7" office:value-type="float" office:value="18590.83" calcext:value-type="float">
            <text:p>18590,83</text:p>
          </table:table-cell>
          <table:table-cell table:style-name="ce12" office:value-type="float" office:value="38746.32" calcext:value-type="float">
            <text:p>38746,32</text:p>
          </table:table-cell>
          <table:table-cell table:style-name="ce12" office:value-type="float" office:value="31755.68" calcext:value-type="float">
            <text:p>31755,68</text:p>
          </table:table-cell>
          <table:table-cell table:style-name="ce12" office:value-type="float" office:value="19358.56" calcext:value-type="float">
            <text:p>19358,5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u Boisé</text:p>
          </table:table-cell>
          <table:table-cell table:style-name="ce7" office:value-type="float" office:value="19731.79" calcext:value-type="float">
            <text:p>19731,79</text:p>
          </table:table-cell>
          <table:table-cell table:style-name="ce12" office:value-type="float" office:value="0" calcext:value-type="float">
            <text:p>0,00</text:p>
          </table:table-cell>
          <table:table-cell table:style-name="ce12" office:value-type="float" office:value="17008.97" calcext:value-type="float">
            <text:p>17008,97</text:p>
          </table:table-cell>
          <table:table-cell table:style-name="ce12" office:value-type="float" office:value="34135.52" calcext:value-type="float">
            <text:p>34135,5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Pointe-aux-Trembles</text:p>
          </table:table-cell>
          <table:table-cell table:style-name="ce7" office:value-type="float" office:value="24200.74" calcext:value-type="float">
            <text:p>24200,74</text:p>
          </table:table-cell>
          <table:table-cell table:style-name="ce12" office:value-type="float" office:value="18776.56" calcext:value-type="float">
            <text:p>18776,56</text:p>
          </table:table-cell>
          <table:table-cell table:style-name="ce12" office:value-type="float" office:value="17327.85" calcext:value-type="float">
            <text:p>17327,85</text:p>
          </table:table-cell>
          <table:table-cell table:style-name="ce12" office:value-type="float" office:value="14425.98" calcext:value-type="float">
            <text:p>14425,98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Rivière-des-Prairies</text:p>
          </table:table-cell>
          <table:table-cell table:style-name="ce7" office:value-type="float" office:value="28756.39" calcext:value-type="float">
            <text:p>28756,39</text:p>
          </table:table-cell>
          <table:table-cell table:style-name="ce12" office:value-type="float" office:value="15612.13" calcext:value-type="float">
            <text:p>15612,13</text:p>
          </table:table-cell>
          <table:table-cell table:style-name="ce12" office:value-type="float" office:value="15616.45" calcext:value-type="float">
            <text:p>15616,45</text:p>
          </table:table-cell>
          <table:table-cell table:style-name="ce12" office:value-type="float" office:value="14099.19" calcext:value-type="float">
            <text:p>14099,1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Verdun</text:p>
          </table:table-cell>
          <table:table-cell table:style-name="ce7" office:value-type="float" office:value="15538.42" calcext:value-type="float">
            <text:p>15538,42</text:p>
          </table:table-cell>
          <table:table-cell table:style-name="ce12" office:value-type="float" office:value="22380.19" calcext:value-type="float">
            <text:p>22380,19</text:p>
          </table:table-cell>
          <table:table-cell table:style-name="ce12" office:value-type="float" office:value="20804.08" calcext:value-type="float">
            <text:p>20804,08</text:p>
          </table:table-cell>
          <table:table-cell table:style-name="ce12" office:value-type="float" office:value="18374.34" calcext:value-type="float">
            <text:p>18374,3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L'Île-des-Sœurs</text:p>
          </table:table-cell>
          <table:table-cell table:style-name="ce7" office:value-type="float" office:value="3617.74" calcext:value-type="float">
            <text:p>3617,74</text:p>
          </table:table-cell>
          <table:table-cell table:style-name="ce12" office:value-type="float" office:value="8395.02" calcext:value-type="float">
            <text:p>8395,02</text:p>
          </table:table-cell>
          <table:table-cell table:style-name="ce12" office:value-type="float" office:value="9257.99" calcext:value-type="float">
            <text:p>9257,99</text:p>
          </table:table-cell>
          <table:table-cell table:style-name="ce12" office:value-type="float" office:value="8203.4" calcext:value-type="float">
            <text:p>8203,40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Le Prévost</text:p>
          </table:table-cell>
          <table:table-cell table:style-name="ce7" office:value-type="float" office:value="22162.66" calcext:value-type="float">
            <text:p>22162,66</text:p>
          </table:table-cell>
          <table:table-cell table:style-name="ce12" office:value-type="float" office:value="37351.52" calcext:value-type="float">
            <text:p>37351,52</text:p>
          </table:table-cell>
          <table:table-cell table:style-name="ce12" office:value-type="float" office:value="34335.08" calcext:value-type="float">
            <text:p>34335,08</text:p>
          </table:table-cell>
          <table:table-cell table:style-name="ce12" office:value-type="float" office:value="26005.89" calcext:value-type="float">
            <text:p>26005,89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Parc-Extension</text:p>
          </table:table-cell>
          <table:table-cell table:style-name="ce7" office:value-type="float" office:value="19354.73" calcext:value-type="float">
            <text:p>19354,73</text:p>
          </table:table-cell>
          <table:table-cell table:style-name="ce12" office:value-type="float" office:value="17383.43" calcext:value-type="float">
            <text:p>17383,43</text:p>
          </table:table-cell>
          <table:table-cell table:style-name="ce12" office:value-type="float" office:value="16791.92" calcext:value-type="float">
            <text:p>16791,92</text:p>
          </table:table-cell>
          <table:table-cell table:style-name="ce12" office:value-type="float" office:value="14351.53" calcext:value-type="float">
            <text:p>14351,53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e Saint-Michel</text:p>
          </table:table-cell>
          <table:table-cell table:style-name="ce7" office:value-type="float" office:value="27404.07" calcext:value-type="float">
            <text:p>27404,07</text:p>
          </table:table-cell>
          <table:table-cell table:style-name="ce12" office:value-type="float" office:value="19731.04" calcext:value-type="float">
            <text:p>19731,04</text:p>
          </table:table-cell>
          <table:table-cell table:style-name="ce12" office:value-type="float" office:value="19073.6" calcext:value-type="float">
            <text:p>19073,60</text:p>
          </table:table-cell>
          <table:table-cell table:style-name="ce12" office:value-type="float" office:value="16864.22" calcext:value-type="float">
            <text:p>16864,22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u Mile End</text:p>
          </table:table-cell>
          <table:table-cell table:style-name="ce7" office:value-type="float" office:value="11084.79" calcext:value-type="float">
            <text:p>11084,79</text:p>
          </table:table-cell>
          <table:table-cell table:style-name="ce12" office:value-type="float" office:value="15873.03" calcext:value-type="float">
            <text:p>15873,03</text:p>
          </table:table-cell>
          <table:table-cell table:style-name="ce12" office:value-type="float" office:value="14827.59" calcext:value-type="float">
            <text:p>14827,59</text:p>
          </table:table-cell>
          <table:table-cell table:style-name="ce12" office:value-type="float" office:value="12104.55" calcext:value-type="float">
            <text:p>12104,55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Bibliothèque du Plateau-Mont-Royal</text:p>
          </table:table-cell>
          <table:table-cell table:style-name="ce7" office:value-type="float" office:value="27180.5" calcext:value-type="float">
            <text:p>27180,50</text:p>
          </table:table-cell>
          <table:table-cell table:style-name="ce12" office:value-type="float" office:value="23584.37" calcext:value-type="float">
            <text:p>23584,37</text:p>
          </table:table-cell>
          <table:table-cell table:style-name="ce12" office:value-type="float" office:value="20306.28" calcext:value-type="float">
            <text:p>20306,28</text:p>
          </table:table-cell>
          <table:table-cell table:style-name="ce12" office:value-type="float" office:value="16492.04" calcext:value-type="float">
            <text:p>16492,04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8" table:formula="of:=SUM([.B4:.B48])" office:value-type="float" office:value="715007.8" calcext:value-type="float">
            <text:p>715007,80</text:p>
          </table:table-cell>
          <table:table-cell table:style-name="ce13" table:formula="of:=SUM([.C3:.C48])" office:value-type="float" office:value="780165.02" calcext:value-type="float">
            <text:p>780165,02</text:p>
          </table:table-cell>
          <table:table-cell table:style-name="ce13" table:formula="of:=SUM([.D3:.D48])" office:value-type="float" office:value="743277.51" calcext:value-type="float">
            <text:p>743277,51</text:p>
          </table:table-cell>
          <table:table-cell table:style-name="ce13" table:formula="of:=SUM([.E3:.E48])" office:value-type="float" office:value="684104.14" calcext:value-type="float">
            <text:p>684104,14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currency-style style:name="N110P0" style:volatile="true">
      <number:text> </number:text>
      <loext:fill-character> </loext:fill-character>
      <number:number number:decimal-places="0" number:min-integer-digits="1" number:grouping="true"/>
      <number:text>     </number:text>
    </number:currency-style>
    <number:currency-style style:name="N110P1" style:volatile="true">
      <number:text> </number:text>
      <loext:fill-character> </loext:fill-character>
      <number:text>(</number:text>
      <number:number number:decimal-places="0" number:min-integer-digits="1" number:grouping="true"/>
      <number:text>)    </number:text>
    </number:currency-style>
    <number:currency-style style:name="N110P2" style:volatile="true">
      <number:text> </number:text>
      <loext:fill-character> </loext:fill-character>
      <number:text>- 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loext:fill-character> </loext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loext:fill-character> </loext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loext:fill-character> </loext:fill-character>
      <number:number number:decimal-places="2" number:min-integer-digits="1" number:grouping="true"/>
      <number:text>     </number:text>
    </number:currency-style>
    <number:currency-style style:name="N112P1" style:volatile="true">
      <number:text> </number:text>
      <loext:fill-character> </loext:fill-character>
      <number:text>(</number:text>
      <number:number number:decimal-places="2" number:min-integer-digits="1" number:grouping="true"/>
      <number:text>)    </number:text>
    </number:currency-style>
    <number:currency-style style:name="N112P2" style:volatile="true">
      <number:text> </number:text>
      <loext:fill-character> </loext:fill-character>
      <number:text>-</number:text>
      <number:number number:decimal-places="0" number:min-integer-digits="0"/>
      <number:text> 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loext:fill-character> </loext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$ </number:text>
    </number:number-style>
    <number:number-style style:name="N118">
      <number:number number:decimal-places="0" number:min-integer-digits="1" number:grouping="true"/>
      <number:text> $-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$ </number:text>
    </number:number-style>
    <number:number-style style:name="N119">
      <style:text-properties fo:color="#ff0000"/>
      <number:number number:decimal-places="0" number:min-integer-digits="1" number:grouping="true"/>
      <number:text> $-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$ </number:text>
    </number:number-style>
    <number:number-style style:name="N120">
      <number:number number:decimal-places="2" number:min-integer-digits="1" number:grouping="true"/>
      <number:text> $-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$ </number:text>
    </number:number-style>
    <number:number-style style:name="N121">
      <style:text-properties fo:color="#ff0000"/>
      <number:number number:decimal-places="2" number:min-integer-digits="1" number:grouping="true"/>
      <number:text> $-</number:text>
      <style:map style:condition="value()&gt;=0" style:apply-style-name="N121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$ </number:text>
    </number:number-style>
    <number:number-style style:name="N122P1" style:volatile="true">
      <number:text> </number:text>
      <loext:fill-character> </loext:fill-character>
      <number:number number:decimal-places="0" number:min-integer-digits="1" number:grouping="true"/>
      <number:text> $-</number:text>
    </number:number-style>
    <number:number-style style:name="N122P2" style:volatile="true">
      <number:text> </number:text>
      <loext:fill-character> </loext:fill-character>
      <number:text>- $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loext:fill-character> </loext:fill-character>
      <number:number number:decimal-places="0" number:min-integer-digits="1" number:grouping="true"/>
      <number:text>    </number:text>
    </number:currency-style>
    <number:currency-style style:name="N123P1" style:volatile="true">
      <number:text> </number:text>
      <loext:fill-character> </loext:fill-character>
      <number:number number:decimal-places="0" number:min-integer-digits="1" number:grouping="true"/>
      <number:text>   -</number:text>
    </number:currency-style>
    <number:currency-style style:name="N123P2" style:volatile="true">
      <number:text> </number:text>
      <loext:fill-character> </loext:fill-character>
      <number:text>-   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loext:fill-character> </loext:fill-character>
      <number:number number:decimal-places="2" number:min-integer-digits="1" number:grouping="true"/>
      <number:text> $ </number:text>
    </number:number-style>
    <number:number-style style:name="N124P1" style:volatile="true">
      <number:text> </number:text>
      <loext:fill-character> </loext:fill-character>
      <number:number number:decimal-places="2" number:min-integer-digits="1" number:grouping="true"/>
      <number:text> $-</number:text>
    </number:number-style>
    <number:number-style style:name="N124P2" style:volatile="true">
      <number:text> </number:text>
      <loext:fill-character> </loext:fill-character>
      <number:text>-</number:text>
      <number:number number:decimal-places="0" number:min-integer-digits="0"/>
      <number:text> $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currency-style>
    <number:currency-style style:name="N125P1" style:volatile="true">
      <number:text> </number:text>
      <loext:fill-character> </loext:fill-character>
      <number:number number:decimal-places="2" number:min-integer-digits="1" number:grouping="true"/>
      <number:text>   -</number:text>
    </number:currency-style>
    <number:currency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106" number:language="fr" number:country="CA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CA">
      <number:day number:style="long"/>
      <number:text>-</number:text>
      <number:month number:textual="true"/>
    </number:date-style>
    <number:date-style style:name="N10108" number:language="fr" number:country="CA">
      <number:month number:textual="true"/>
      <number:text>-</number:text>
      <number:year/>
    </number:date-style>
    <number:time-style style:name="N10109" number:language="fr" number:country="CA">
      <number:hours/>
      <number:text>:</number:text>
      <number:minutes number:style="long"/>
      <number:text> </number:text>
      <number:am-pm/>
    </number:time-style>
    <number:time-style style:name="N10110" number:language="fr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11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1" number:language="fr" number:country="CA">
      <number:number number:decimal-places="0" number:min-integer-digits="1" number:grouping="true"/>
      <number:text>   -</number:text>
      <style:map style:condition="value()&gt;=0" style:apply-style-name="N10111P0"/>
    </number:currency-style>
    <number:currency-style style:name="N10112P0" style:volatile="true" number:language="fr" number:country="CA">
      <number:number number:decimal-places="0" number:min-integer-digits="1" number:grouping="true"/>
      <number:text>    </number:text>
    </number:currency-style>
    <number:currency-style style:name="N10112" number:language="fr" number:country="CA">
      <style:text-properties fo:color="#ff0000"/>
      <number:number number:decimal-places="0" number:min-integer-digits="1" number:grouping="true"/>
      <number:text>   -</number:text>
      <style:map style:condition="value()&gt;=0" style:apply-style-name="N10112P0"/>
    </number:currency-style>
    <number:currency-style style:name="N10113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3" number:language="fr" number:country="CA">
      <number:number number:decimal-places="2" number:min-integer-digits="1" number:grouping="true"/>
      <number:text>   -</number:text>
      <style:map style:condition="value()&gt;=0" style:apply-style-name="N10113P0"/>
    </number:currency-style>
    <number:currency-style style:name="N10114P0" style:volatile="true" number:language="fr" number:country="CA">
      <number:number number:decimal-places="2" number:min-integer-digits="1" number:grouping="true"/>
      <number:text>    </number:text>
    </number:currency-style>
    <number:currency-style style:name="N10114" number:language="fr" number:country="CA">
      <style:text-properties fo:color="#ff0000"/>
      <number:number number:decimal-places="2" number:min-integer-digits="1" number:grouping="true"/>
      <number:text>   -</number:text>
      <style:map style:condition="value()&gt;=0" style:apply-style-name="N10114P0"/>
    </number:currency-style>
    <number:currency-style style:name="N10115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5" number:language="fr" number:country="CA"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5P0"/>
    </number:currency-style>
    <number:currency-style style:name="N10116P0" style:volatile="true" number:language="fr" number:country="CA">
      <number:number number:decimal-places="0" number:min-integer-digits="1" number:grouping="true"/>
      <number:text> </number:text>
      <number:currency-symbol/>
      <number:text> </number:text>
    </number:currency-style>
    <number:currency-style style:name="N10116" number:language="fr" number:country="CA">
      <style:text-properties fo:color="#ff0000"/>
      <number:number number:decimal-places="0" number:min-integer-digits="1" number:grouping="true"/>
      <number:text> </number:text>
      <number:currency-symbol/>
      <number:text>-</number:text>
      <style:map style:condition="value()&gt;=0" style:apply-style-name="N10116P0"/>
    </number:currency-style>
    <number:currency-style style:name="N10117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7" number:language="fr" number:country="CA"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7P0"/>
    </number:currency-style>
    <number:currency-style style:name="N10118P0" style:volatile="true" number:language="fr" number:country="CA">
      <number:number number:decimal-places="2" number:min-integer-digits="1" number:grouping="true"/>
      <number:text> </number:text>
      <number:currency-symbol/>
      <number:text> </number:text>
    </number:currency-style>
    <number:currency-style style:name="N10118" number:language="fr" number:country="CA">
      <style:text-properties fo:color="#ff0000"/>
      <number:number number:decimal-places="2" number:min-integer-digits="1" number:grouping="true"/>
      <number:text> </number:text>
      <number:currency-symbol/>
      <number:text>-</number:text>
      <style:map style:condition="value()&gt;=0" style:apply-style-name="N10118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fo:font-size="11pt" style:font-name-asian="Arial Unicode MS" style:font-family-asian="'Arial Unicode MS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mendes_20_par_20_bibliothèque" style:display-name="Normal_Amendes par bibliothèqu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mendes_20_par_20_bibliothèque" style:display-name="PageStyle_Amendes par bibliothèq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14-11-20T09:45:21</meta:creation-date>
    <dc:creator>ujodolu</dc:creator>
    <dc:date>2014-11-26T09:17:16</dc:date>
    <meta:document-statistic meta:table-count="1" meta:cell-count="237" meta:object-count="0"/>
    <meta:generator>LibreOffice/4.1.5.3$Windows_x86 LibreOffice_project/1c1366bba2ba2b554cd2ca4d87c06da81c05d24</meta:generator>
  </office:meta>
</office:document-meta>
</file>